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20000026932B322E031887755.png" manifest:media-type="image/png"/>
  <manifest:file-entry manifest:full-path="Pictures/100000010000044E00000121F9898C1B6ABA0987.png" manifest:media-type="image/png"/>
  <manifest:file-entry manifest:full-path="Pictures/100000010000045600000266334BB627B816BA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8b6" officeooo:paragraph-rsid="0009749c"/>
    </style:style>
    <style:style style:name="P2" style:family="paragraph" style:parent-style-name="Standard">
      <style:text-properties officeooo:rsid="001518b6" officeooo:paragraph-rsid="000974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de Actividad 1</text:p>
      <text:p text:style-name="P1"/>
      <text:p text:style-name="P1"><draw:frame draw:style-name="fr2" draw:name="Imagen2" text:anchor-type="char" svg:width="17cm" svg:height="4.457cm" draw:z-index="1"><draw:image xlink:href="Pictures/100000010000044E00000121F9898C1B6ABA0987.png" xlink:type="simple" xlink:show="embed" xlink:actuate="onLoad" draw:mime-type="image/png"/></draw:frame></text:p>
      <text:p text:style-name="P1"><draw:frame draw:style-name="fr2" draw:name="Imagen1" text:anchor-type="char" svg:width="17cm" svg:height="9.403cm" draw:z-index="0"><draw:image xlink:href="Pictures/100000010000045600000266334BB627B816BADF.png" xlink:type="simple" xlink:show="embed" xlink:actuate="onLoad" draw:mime-type="image/png"/></draw:frame><draw:frame draw:style-name="fr1" draw:name="Imagen3" text:anchor-type="char" svg:x="0.053cm" svg:y="9.922cm" svg:width="17cm" svg:height="9.483cm" draw:z-index="2"><draw:image xlink:href="Pictures/10000001000004520000026932B322E0318877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21:27.577000000</meta:creation-date>
    <dc:date>2025-10-01T13:34:02.592000000</dc:date>
    <meta:editing-duration>PT12M17S</meta:editing-duration>
    <meta:editing-cycles>2</meta:editing-cycles>
    <meta:generator>LibreOffice/7.6.0.3$Windows_X86_64 LibreOffice_project/69edd8b8ebc41d00b4de3915dc82f8f0fc3b6265</meta:generator>
    <meta:document-statistic meta:table-count="0" meta:image-count="3" meta:object-count="0" meta:page-count="1" meta:paragraph-count="1" meta:word-count="4" meta:character-count="23" meta:non-whitespace-character-count="20"/>
  </office:meta>
</office:document-meta>
</file>